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e8bf2" officeooo:paragraph-rsid="000e8bf2"/>
    </style:style>
    <style:style style:name="P2" style:family="paragraph" style:parent-style-name="Standard">
      <style:text-properties style:font-name="Arial" officeooo:rsid="000e8bf2" officeooo:paragraph-rsid="000feb49"/>
    </style:style>
    <style:style style:name="P3" style:family="paragraph" style:parent-style-name="Standard">
      <style:text-properties style:font-name="Arial" officeooo:rsid="000feb49" officeooo:paragraph-rsid="000feb49"/>
    </style:style>
    <style:style style:name="P4" style:family="paragraph" style:parent-style-name="Standard">
      <style:text-properties style:font-name="Arial" officeooo:rsid="00106800" officeooo:paragraph-rsid="00106800"/>
    </style:style>
    <style:style style:name="P5" style:family="paragraph" style:parent-style-name="Standard">
      <style:text-properties style:font-name="Arial" officeooo:rsid="0010dd99" officeooo:paragraph-rsid="0010dd99"/>
    </style:style>
    <style:style style:name="P6" style:family="paragraph" style:parent-style-name="Standard">
      <style:text-properties style:font-name="Arial" fo:font-size="16pt" officeooo:rsid="00106800" officeooo:paragraph-rsid="00106800" style:font-size-asian="16pt" style:font-size-complex="16pt"/>
    </style:style>
    <style:style style:name="P7" style:family="paragraph" style:parent-style-name="Standard">
      <style:text-properties style:font-name="Arial" fo:font-size="16pt" officeooo:rsid="000e8bf2" officeooo:paragraph-rsid="000e8bf2" style:font-size-asian="16pt" style:font-size-complex="16pt"/>
    </style:style>
    <style:style style:name="P8" style:family="paragraph" style:parent-style-name="Standard">
      <style:text-properties style:font-name="Arial" fo:font-size="16pt" fo:font-style="normal" officeooo:rsid="000feb49" officeooo:paragraph-rsid="000feb49" style:font-size-asian="16pt" style:font-style-asian="normal" style:font-size-complex="16pt" style:font-style-complex="normal"/>
    </style:style>
    <style:style style:name="P9" style:family="paragraph" style:parent-style-name="Standard">
      <style:text-properties style:font-name="Arial" fo:font-size="16pt" fo:font-style="normal" officeooo:rsid="00106800" officeooo:paragraph-rsid="00106800" style:font-size-asian="16pt" style:font-style-asian="normal" style:font-size-complex="16pt" style:font-style-complex="normal"/>
    </style:style>
    <style:style style:name="P10" style:family="paragraph" style:parent-style-name="Standard">
      <style:paragraph-properties fo:text-align="center" style:justify-single-word="false"/>
      <style:text-properties style:font-name="Arial" fo:font-size="18pt" officeooo:rsid="000e8bf2" officeooo:paragraph-rsid="000e8bf2" style:font-size-asian="18pt" style:font-size-complex="18pt"/>
    </style:style>
    <style:style style:name="P11" style:family="paragraph" style:parent-style-name="Standard">
      <style:text-properties style:font-name="Arial" fo:font-style="normal" officeooo:rsid="000feb49" officeooo:paragraph-rsid="000feb49" style:font-style-asian="normal" style:font-style-complex="normal"/>
    </style:style>
    <style:style style:name="P12" style:family="paragraph" style:parent-style-name="Standard">
      <style:text-properties style:font-name="Arial" fo:font-style="normal" officeooo:rsid="00106800" officeooo:paragraph-rsid="000feb49" style:font-style-asian="normal" style:font-style-complex="normal"/>
    </style:style>
    <style:style style:name="P13" style:family="paragraph" style:parent-style-name="Standard">
      <style:text-properties style:font-name="Arial" fo:font-style="normal" officeooo:rsid="00177a73" officeooo:paragraph-rsid="00106800" style:font-style-asian="normal" style:font-style-complex="normal"/>
    </style:style>
    <style:style style:name="P14" style:family="paragraph" style:parent-style-name="Standard">
      <style:text-properties style:font-name="Arial" fo:font-style="normal" officeooo:rsid="001644a2" officeooo:paragraph-rsid="00106800" style:font-style-asian="normal" style:font-style-complex="normal"/>
    </style:style>
    <style:style style:name="P15" style:family="paragraph" style:parent-style-name="Standard">
      <style:text-properties style:font-name="Arial" fo:font-style="normal" officeooo:rsid="0010dd99" officeooo:paragraph-rsid="00106800" style:font-style-asian="normal" style:font-style-complex="normal"/>
    </style:style>
    <style:style style:name="P16" style:family="paragraph" style:parent-style-name="Standard" style:list-style-name="L1">
      <style:text-properties style:font-name="Arial" officeooo:rsid="000d3470" officeooo:paragraph-rsid="000e8bf2"/>
    </style:style>
    <style:style style:name="P17" style:family="paragraph" style:parent-style-name="Standard">
      <style:text-properties style:font-name="Arial" fo:font-size="16pt" officeooo:rsid="00106800" officeooo:paragraph-rsid="00106800" style:font-size-asian="16pt" style:font-size-complex="16pt"/>
    </style:style>
    <style:style style:name="P18" style:family="paragraph" style:parent-style-name="Standard" style:list-style-name="L1">
      <style:text-properties officeooo:rsid="000d3a63" officeooo:paragraph-rsid="000e8bf2"/>
    </style:style>
    <style:style style:name="T1" style:family="text">
      <style:text-properties officeooo:rsid="000e8bf2"/>
    </style:style>
    <style:style style:name="T2" style:family="text">
      <style:text-properties style:font-name="Arial"/>
    </style:style>
    <style:style style:name="T3" style:family="text">
      <style:text-properties style:font-name="Arial" officeooo:rsid="000e8bf2"/>
    </style:style>
    <style:style style:name="T4" style:family="text">
      <style:text-properties officeooo:rsid="0024e961"/>
    </style:style>
    <style:style style:name="T5" style:family="text">
      <style:text-properties officeooo:rsid="000d3a63"/>
    </style:style>
    <style:style style:name="T6" style:family="text">
      <style:text-properties officeooo:rsid="000feb49"/>
    </style:style>
    <style:style style:name="T7" style:family="text">
      <style:text-properties fo:font-style="italic" style:font-style-asian="italic" style:font-style-complex="italic"/>
    </style:style>
    <style:style style:name="T8" style:family="text">
      <style:text-properties fo:font-style="italic" officeooo:rsid="000e9da7" style:font-style-asian="italic" style:font-style-complex="italic"/>
    </style:style>
    <style:style style:name="T9" style:family="text">
      <style:text-properties fo:font-style="italic" officeooo:rsid="000feb49" style:font-style-asian="italic" style:font-style-complex="italic"/>
    </style:style>
    <style:style style:name="T10" style:family="text">
      <style:text-properties fo:font-style="italic" officeooo:rsid="0010680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9da7" style:font-style-asian="normal" style:font-style-complex="normal"/>
    </style:style>
    <style:style style:name="T13" style:family="text">
      <style:text-properties fo:font-style="normal" officeooo:rsid="000feb49" style:font-style-asian="normal" style:font-style-complex="normal"/>
    </style:style>
    <style:style style:name="T14" style:family="text">
      <style:text-properties fo:font-style="normal" officeooo:rsid="00102119" style:font-style-asian="normal" style:font-style-complex="normal"/>
    </style:style>
    <style:style style:name="T15" style:family="text">
      <style:text-properties fo:font-style="normal" officeooo:rsid="00106800" style:font-style-asian="normal" style:font-style-complex="normal"/>
    </style:style>
    <style:style style:name="T16" style:family="text">
      <style:text-properties fo:font-style="normal" officeooo:rsid="001644a2" style:font-style-asian="normal" style:font-style-complex="normal"/>
    </style:style>
    <style:style style:name="T17" style:family="text">
      <style:text-properties fo:font-style="normal" officeooo:rsid="00172124" style:font-style-asian="normal" style:font-style-complex="normal"/>
    </style:style>
    <style:style style:name="T18" style:family="text">
      <style:text-properties fo:font-style="normal" officeooo:rsid="00177a73" style:font-style-asian="normal" style:font-style-complex="normal"/>
    </style:style>
    <style:style style:name="T19" style:family="text">
      <style:text-properties fo:font-style="normal" officeooo:rsid="0015006c" style:font-style-asian="normal" style:font-style-complex="normal"/>
    </style:style>
    <style:style style:name="T20" style:family="text">
      <style:text-properties fo:font-style="normal" officeooo:rsid="0024e961" style:font-style-asian="normal" style:font-style-complex="normal"/>
    </style:style>
    <style:style style:name="T21" style:family="text">
      <style:text-properties fo:font-style="normal" officeooo:rsid="0010dd99" style:font-style-asian="normal" style:font-style-complex="normal"/>
    </style:style>
    <style:style style:name="T22" style:family="text">
      <style:text-properties officeooo:rsid="00127a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pen Data Project <text:span text:style-name="T22">Report</text:span></text:p>
      <text:p text:style-name="P10">Martinello Pierfrancesco</text:p>
      <text:p text:style-name="P1"/>
      <text:p text:style-name="P7">Introduction</text:p>
      <text:p text:style-name="P1">The purpose of the project was to clean open data about cultural points of interest located in the regions <text:a xlink:type="simple" xlink:href="http://www.datiopen.it/it/opendata/Regione_Sardegna_Luoghi_di_interesse_turistico_culturale_naturalistico" text:style-name="Internet_20_link" text:visited-style-name="Visited_20_Internet_20_Link">Sardinia</text:a> and <text:a xlink:type="simple" xlink:href="http://www.datiopen.it/it/opendata/Regione_Puglia_Luoghi_di_interesse_turistico_culturale_naturalistico" text:style-name="Internet_20_link" text:visited-style-name="Visited_20_Internet_20_Link">Puglia</text:a> and in the city of <text:a xlink:type="simple" xlink:href="https://opendata.comune.palermo.it/opendata-dataset.php?dataset=295" text:style-name="Internet_20_link" text:visited-style-name="Visited_20_Internet_20_Link">Palermo</text:a>, to create an ontology for these data and linking them to other knowlegde bases, consenquentially creating 5 stars data.</text:p>
      <text:p text:style-name="P1"/>
      <text:p text:style-name="P7">About the data</text:p>
      <text:p text:style-name="P1">The data were taken from the Open Data Portal of Palermo, for the data redarding the over mentioned city and from the Italian Open Data Portal for the two regions taken in exam . The data downloaded from these sources were heterogeneous among them and a cleaning operation was considered necessary in order to delete unnecessary columns and errors due to different encoding. The original files were kept intact and shared with the proejct.</text:p>
      <text:p text:style-name="P1"/>
      <text:p text:style-name="P7">Licenses</text:p>
      <text:p text:style-name="P1">The data taken in exam were distrubuted with the following licenses:</text:p>
      <text:list xml:id="list264081738" text:style-name="L1">
        <text:list-item>
          <text:p text:style-name="P16"><text:a xlink:type="simple" xlink:href="http://creativecommons.org/licenses/by/4.0/deed.it" text:style-name="Internet_20_link" text:visited-style-name="Visited_20_Internet_20_Link"><text:span text:style-name="T4">CC BY 4.0</text:span></text:a> <text:span text:style-name="T1">for the data about the city of Palermo</text:span><text:span text:style-name="T5">;</text:span></text:p>
        </text:list-item>
        <text:list-item>
          <text:p text:style-name="P18"><text:a xlink:type="simple" xlink:href="https://www.dati.gov.it/iodl/2.0/" text:style-name="Internet_20_link" text:visited-style-name="Visited_20_Internet_20_Link"><text:span text:style-name="T2">IODL 2.0</text:span></text:a><text:span text:style-name="T2"> </text:span><text:span text:style-name="T3">for the remaining data</text:span><text:span text:style-name="T2">.</text:span></text:p>
        </text:list-item>
      </text:list>
      <text:p text:style-name="P1">These two liceces are equivalent and both allows complete freedom on sharing and modification of the data and the creation of derivative work, at the only condition of recognize the paternity of the data to their respective owners.</text:p>
      <text:p text:style-name="P1"/>
      <text:p text:style-name="P7">Data Cleaning</text:p>
      <text:p text:style-name="P2">As it was mentioned before an operation of data cleaning is been necessary. To do that <text:span text:style-name="T6">is been used the cleaning software </text:span><text:a xlink:type="simple" xlink:href="https://openrefine.org/" text:style-name="Internet_20_link" text:visited-style-name="Visited_20_Internet_20_Link"><text:span text:style-name="T5">OpenRefine</text:span></text:a><text:span text:style-name="T5">, </text:span><text:span text:style-name="T6">that allows to simplify the opereation of data cleaning with its instruments for text recognition. In fact it was thus possible to standardize the fields who did not have any information, replacing them with blank strings. This instrument was preferred to automatic cleaning programs made using the Python language because some of the data did contain the symbol </text:span><text:span text:style-name="T8">¿</text:span><text:span text:style-name="T12"> </text:span><text:span text:style-name="T13">due to an encoding error. It represented both the symbol </text:span><text:span text:style-name="T9">–</text:span><text:span text:style-name="T13"> and </text:span><text:span text:style-name="T9">‘</text:span><text:span text:style-name="T13">, thus an automatical program could have wrongly prefer one to the other. More details on the file called </text:span><text:span text:style-name="T9">modifications_log.txt</text:span><text:span text:style-name="T13"> .</text:span></text:p>
      <text:p text:style-name="P11"/>
      <text:p text:style-name="P8">Four stars data creation</text:p>
      <text:p text:style-name="P3"><text:span text:style-name="T11">The cleaned date were then processed by a Python program, using the library </text:span><text:a xlink:type="simple" xlink:href="https://github.com/RDFLib/rdflib" text:style-name="Internet_20_link" text:visited-style-name="Visited_20_Internet_20_Link"><text:span text:style-name="T14">RDFLib</text:span></text:a><text:span text:style-name="T14"> </text:span><text:span text:style-name="T11">in order to create a knowlegde graph, insert data as nodes of the said graph and then serialize the result into a </text:span><text:span text:style-name="T7">Turtle</text:span><text:span text:style-name="T11"> file. Two versions of the program are purposed, one where the created ontology was explicitly inserted into the knowledge graph before the data were processed and one where the ontology is implicit </text:span><text:span text:style-name="T15">(and described in the file </text:span><text:span text:style-name="T10">implicit_ontology.txt</text:span><text:span text:style-name="T15"> ).</text:span></text:p>
      <text:p text:style-name="P12"/>
      <text:p text:style-name="P9">URIs</text:p>
      <text:p text:style-name="P4"><text:span text:style-name="T11">The fake domain used is </text:span><text:a xlink:type="simple" xlink:href="http://poifinder.it/" text:style-name="Internet_20_link" text:visited-style-name="Visited_20_Internet_20_Link"><text:span text:style-name="T16">http://poifinder.it</text:span></text:a><text:span text:style-name="T16"> . </text:span><text:span text:style-name="T11">There’s a section dedicated to the ontology at this URI </text:span><text:a xlink:type="simple" xlink:href="http://poifinder.it/ontology/" text:style-name="Internet_20_link" text:visited-style-name="Visited_20_Internet_20_Link"><text:span text:style-name="T17">http://poifinder.it/ontology/</text:span></text:a><text:span text:style-name="T17"> </text:span><text:span text:style-name="T11">and a section for the resources at the URI </text:span><text:a xlink:type="simple" xlink:href="http://poifinder.it/resource/" text:style-name="Internet_20_link" text:visited-style-name="Visited_20_Internet_20_Link"><text:span text:style-name="T18">http://poifinder.it/resource/</text:span></text:a><text:span text:style-name="T18"> . </text:span><text:span text:style-name="T11">When a series of nodes is added, it is available at the URI </text:span><text:a xlink:type="simple" xlink:href="http://poifinder.it/resource/" text:style-name="Internet_20_link" text:visited-style-name="Visited_20_Internet_20_Link"><text:span text:style-name="T18">http://poifinder.it/resource/</text:span></text:a><text:span text:style-name="T18">{</text:span><text:span text:style-name="T11">city_name</text:span><text:span text:style-name="T18">}/{</text:span><text:span text:style-name="T11">poi_name</text:span><text:span text:style-name="T18">}</text:span></text:p>
      <text:p text:style-name="P13"/>
      <text:p text:style-name="P6"><text:soft-page-break/><text:span text:style-name="T18">L</text:span><text:span text:style-name="T11">ink to other knowlegde bases and five stars data creation</text:span></text:p>
      <text:p text:style-name="P4"><text:span text:style-name="T11">There are links to a extern knowledge base and to an RDF vocabulary. Said vocabulary is <text:s/></text:span><text:a xlink:type="simple" xlink:href="https://www.w3.org/2003/01/geo/wgs84_pos#" text:style-name="Internet_20_link" text:visited-style-name="Visited_20_Internet_20_Link"><text:span text:style-name="T19">Geo</text:span></text:a><text:span text:style-name="T19"> </text:span><text:span text:style-name="T11">and it is been introduced in order to have a better manipulation over geographical coordinates. The external knowledge base used is </text:span><text:a xlink:type="simple" xlink:href="https://www.dbpedia.org/" text:style-name="Internet_20_link" text:visited-style-name="Visited_20_Internet_20_Link"><text:span text:style-name="T19">DBPedia.org</text:span></text:a><text:span text:style-name="T19"> </text:span><text:span text:style-name="T11">and it is been used in order to create links between the ontology and other knowledge sources. For each point of interest, the locality where is settles is directly linked to its corresponding city in DBPedia (e.g. for the city of Palermo, the URI associated is </text:span><text:a xlink:type="simple" xlink:href="http://dbpedia.org/resource/Palermo" text:style-name="Internet_20_link" text:visited-style-name="Visited_20_Internet_20_Link"><text:span text:style-name="T16">http://dbpedia.org/resource/Palermo</text:span></text:a><text:span text:style-name="T16"> ).</text:span></text:p>
      <text:p text:style-name="P14"/>
      <text:p text:style-name="P6"><text:span text:style-name="T16">R</text:span><text:span text:style-name="T11">esults</text:span></text:p>
      <text:p text:style-name="P4"><text:span text:style-name="T11">The knowledge base obtained can be easily used in order to show information about the Points of interest using SPARQL queries and it could be linked to online services such as </text:span><text:a xlink:type="simple" xlink:href="https://www.openstreetmap.org/" text:style-name="Internet_20_link" text:visited-style-name="Visited_20_Internet_20_Link"><text:span text:style-name="T20">https://www.openstreetmap.org/</text:span></text:a><text:span text:style-name="T20"> </text:span><text:span text:style-name="T11">in order to obtain a route between the position given by the final user to the coordinates of the poi</text:span><text:span text:style-name="T21">nt of interest.</text:span></text:p>
      <text:p text:style-name="P15"/>
      <text:p text:style-name="P5"><text:span text:style-name="T11">This documentation, the original files, the programs and the resulting file are shared with licence </text:span><text:a xlink:type="simple" xlink:href="http://creativecommons.org/licenses/by/4.0/deed.it" text:style-name="Internet_20_link" text:visited-style-name="Visited_20_Internet_20_Link"><text:span text:style-name="T20">CC BY 4.0</text:span></text:a><text:span text:style-name="T20"> </text:span><text:span text:style-name="T11">which is compatible to the licences of the original fi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23:13:08.380407100</meta:creation-date>
    <dc:date>2021-09-03T00:18:55.731635605</dc:date>
    <meta:editing-duration>PT4M24S</meta:editing-duration>
    <meta:editing-cycles>4</meta:editing-cycles>
    <meta:generator>LibreOffice/7.1.5.2$Linux_X86_64 LibreOffice_project/10$Build-2</meta:generator>
    <meta:document-statistic meta:table-count="0" meta:image-count="0" meta:object-count="0" meta:page-count="2" meta:paragraph-count="22" meta:word-count="620" meta:character-count="3774" meta:non-whitespace-character-count="3176"/>
  </office:meta>
</office:document-meta>
</file>